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1" svg:font-family="'Bitstream Vera Sans'" style:font-family-generic="modern" style:font-pitch="fixed"/>
    <style:font-face style:name="DejaVu Sans Mono" svg:font-family="'DejaVu Sans Mono'" style:font-family-generic="modern" style:font-pitch="fixed"/>
    <style:font-face style:name="Drugulin CLM" svg:font-family="'Drugulin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rugulin CLM" fo:font-size="22pt" style:font-size-asian="22pt" style:font-size-complex="22pt"/>
    </style:style>
    <style:style style:name="P2" style:family="paragraph" style:parent-style-name="Preformatted_20_Text">
      <style:paragraph-properties fo:text-align="start" style:justify-single-word="false"/>
      <style:text-properties style:font-name="Drugulin CLM" fo:font-size="14pt" style:font-size-asian="14pt" style:font-size-complex="14pt"/>
    </style:style>
    <style:style style:name="P3" style:family="paragraph" style:parent-style-name="Preformatted_20_Text">
      <style:paragraph-properties fo:text-align="center" style:justify-single-word="false"/>
      <style:text-properties style:font-name="Drugulin CLM" fo:font-size="36pt" style:font-size-asian="36pt" style:font-size-complex="3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omputer Design course Practical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ame:Georgi Tsatsev</text:p>
      <text:p text:style-name="P2">matriculation number:1045049</text:p>
      <text:p text:style-name="P2"/>
      <text:p text:style-name="P2"><text:soft-page-break/><text:tab/>This practical is divided into three subtasks. The first task is to create a 3-bit Adder that adds two three digit binary numbers and its output should be a four digit field. The second task is to create a 3-bit Multiplier that multiplies two three digit binary numbers and its output should be a six digit field. We were suggested to choose an algorithm of our choosing for this part since the multiplier of a very small size. The conditions for these two parts are not to use Veriog’s arithmetic operators. The third task of this practical is to create two state machines. The first one is supposed to take as inputs only the clock and reset signals and have a single output (high for a single clock cycle every 12,500,000 clock cycles) and the reset should reset any flip-flop used. The second state machine takes as input clock, reset and the information from the previous state machine, and have four outputs. The transition between the states happens when we have a high input of the clock.</text:p>
      <text:p text:style-name="P2"><text:tab/>For the first task we considered three ways to tackle the problem given. The first was by using multiple if statements that considered weather or not the bits of the input numbers were zero or one. If it is zero then the according output bit would be the same as the other input number bit. This implementation however was a bad idea since the code would be as clean and maintainable as the other cases we considered. The second way we thought of was to use 1 half adder and two full adders. The half other, because our first computation doesn’t have a carry and the two full others for the other bits of the added output. Even though this was a better solution to the problem given we didn’t do it this way since we decided to use only three full adders and give a carry of zero to the first one. We choose to do it this way because it seemed the simplest one. Our solution consists of a module “adder3” that takes as inputs two 3-bit binary numbers and outputs one 4-bit. First we defined two wires for the carry and the result. The wire for the carry is two bits since we have at most two carries and the result is four bits because it is just used for the output. After defining the wires we just call the full-adder module from our first practical three times with the appropriate inputs and outputs. After they are called we assign to our output the bits of our result wire accordingly. The adder from the first practical takes as input two 1-bit binary numbers and a carry-in, and outputs the sum of the numbers and a carry-out. The calculation is done by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Bitstream Vera Sans1" svg:font-family="'Bitstream Vera Sans'" style:font-family-generic="modern" style:font-pitch="fixed"/>
    <style:font-face style:name="DejaVu Sans Mono" svg:font-family="'DejaVu Sans Mono'" style:font-family-generic="modern" style:font-pitch="fixed"/>
    <style:font-face style:name="Drugulin CLM" svg:font-family="'Drugulin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Bitstream Vera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01T13:41:59</dc:date>
    <dc:creator>Georgi Tsatsev</dc:creator>
    <meta:generator>LibreOffice/3.4$Unix LibreOffice_project/340m1$Build-502</meta:generator>
    <meta:editing-duration>PT49M6S</meta:editing-duration>
    <meta:editing-cycles>11</meta:editing-cycles>
    <meta:document-statistic meta:table-count="0" meta:image-count="0" meta:object-count="0" meta:page-count="2" meta:paragraph-count="5" meta:word-count="480" meta:character-count="2644" meta:non-whitespace-character-count="2164"/>
  </office:meta>
</office:document-meta>
</file>